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77b6" officeooo:paragraph-rsid="000877b6"/>
    </style:style>
    <style:style style:name="P2" style:family="paragraph" style:parent-style-name="Standard">
      <style:text-properties officeooo:rsid="000877b6" officeooo:paragraph-rsid="000877b6"/>
    </style:style>
    <style:style style:name="P3" style:family="paragraph" style:parent-style-name="Standard">
      <style:text-properties officeooo:rsid="0009bdfd" officeooo:paragraph-rsid="0009bd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Übersicht und Links zu den Videos</text:p>
      <text:p text:style-name="P1"/>
      <text:p text:style-name="P1"/>
      <text:p text:style-name="P1">Meine Fragen und Reinhards Antworten zu dem <text:a xlink:type="simple" xlink:href="https://informations-energetik.de/fachartikel/die-funktions-weise-der-magnetfeld-energie-gewinnungs-geraete" text:style-name="Internet_20_link" text:visited-style-name="Visited_20_Internet_20_Link">grundlegenden Text</text:a> über den Quadrupol-Schwinger <text:a xlink:type="simple" xlink:href="https://www.youtube.com/watch?v=vkN6YAbr0E4" text:style-name="Internet_20_link" text:visited-style-name="Visited_20_Internet_20_Link">hier</text:a></text:p>
      <text:p text:style-name="P1"/>
      <text:p text:style-name="P1"/>
      <text:p text:style-name="P1"/>
      <text:p text:style-name="P3">Reinhard hat eine eigene Gruppe von Kreativen (IE Workshop), mit denen er sich regelmäßig trifft. Dort war der Quadrupol-Schwinger auch ein Thema und er hat es kurz und knapp erzählt. Man kann das Video<text:a xlink:type="simple" xlink:href="https://www.youtube.com/watch?v=I22nH39Pg00" text:style-name="Internet_20_link" text:visited-style-name="Visited_20_Internet_20_Link"> hier </text:a>finde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7T15:25:38.193000000</meta:creation-date>
    <dc:date>2024-06-17T15:44:08.672000000</dc:date>
    <meta:editing-duration>PT9M57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3" meta:word-count="55" meta:character-count="344" meta:non-whitespace-character-count="292"/>
  </office:meta>
</office:document-meta>
</file>